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nl" fo:country="NL"/>
    </style:style>
    <style:style style:name="P2" style:parent-style-name="Standard" style:family="paragraph">
      <style:text-properties fo:language="nl" fo:country="NL"/>
    </style:style>
    <style:style style:name="P3" style:parent-style-name="Standard" style:family="paragraph">
      <style:text-properties fo:language="nl" fo:country="NL"/>
    </style:style>
    <style:style style:name="P4" style:parent-style-name="Standard" style:family="paragraph">
      <style:text-properties fo:language="nl" fo:country="NL"/>
    </style:style>
    <style:style style:name="P5" style:parent-style-name="Standard" style:family="paragraph">
      <style:text-properties fo:language="nl" fo:country="NL"/>
    </style:style>
    <style:style style:name="P6" style:parent-style-name="Standard" style:family="paragraph">
      <style:text-properties fo:language="nl" fo:country="NL"/>
    </style:style>
    <style:style style:name="P7" style:parent-style-name="Standard" style:family="paragraph">
      <style:text-properties fo:language="nl" fo:country="NL"/>
    </style:style>
    <style:style style:name="P8" style:parent-style-name="Standard" style:family="paragraph">
      <style:text-properties fo:language="nl" fo:country="NL"/>
    </style:style>
    <style:style style:name="P9" style:parent-style-name="Standard" style:family="paragraph">
      <style:text-properties fo:language="nl" fo:country="NL"/>
    </style:style>
    <style:style style:name="P10" style:parent-style-name="Standard" style:family="paragraph">
      <style:text-properties fo:language="nl" fo:country="NL"/>
    </style:style>
    <style:style style:name="P11" style:parent-style-name="Standard" style:family="paragraph">
      <style:text-properties fo:language="nl" fo:country="NL"/>
    </style:style>
    <style:style style:name="P12" style:parent-style-name="Standard" style:family="paragraph">
      <style:text-properties fo:language="nl" fo:country="NL"/>
    </style:style>
    <style:style style:name="P13" style:parent-style-name="Standard" style:family="paragraph">
      <style:text-properties fo:language="nl" fo:country="NL"/>
    </style:style>
    <style:style style:name="P14" style:parent-style-name="Standard" style:family="paragraph">
      <style:text-properties fo:font-weight="bold" style:font-weight-asian="bold" style:font-weight-complex="bold" fo:language="nl" fo:country="NL"/>
    </style:style>
    <style:style style:name="P15" style:parent-style-name="Standard" style:family="paragraph">
      <style:text-properties fo:font-weight="bold" style:font-weight-asian="bold" style:font-weight-complex="bold" fo:language="nl" fo:country="NL"/>
    </style:style>
    <style:style style:name="P16" style:parent-style-name="Standard" style:family="paragraph">
      <style:text-properties fo:language="nl" fo:country="NL"/>
    </style:style>
    <style:style style:name="P17" style:parent-style-name="Standard" style:family="paragraph">
      <style:text-properties fo:language="nl" fo:country="NL"/>
    </style:style>
    <style:style style:name="P18" style:parent-style-name="Standard" style:family="paragraph">
      <style:text-properties fo:language="nl" fo:country="NL"/>
    </style:style>
    <style:style style:name="P19" style:parent-style-name="Standard" style:family="paragraph">
      <style:text-properties fo:language="nl" fo:country="NL"/>
    </style:style>
    <style:style style:name="P20" style:parent-style-name="Standard" style:family="paragraph">
      <style:text-properties fo:language="nl" fo:country="NL"/>
    </style:style>
    <style:style style:name="P21" style:parent-style-name="Standard" style:family="paragraph">
      <style:text-properties fo:language="nl" fo:country="NL"/>
    </style:style>
    <style:style style:name="P22" style:parent-style-name="Standard" style:family="paragraph">
      <style:text-properties fo:language="nl" fo:country="NL"/>
    </style:style>
    <style:style style:name="P23" style:parent-style-name="Standard" style:family="paragraph">
      <style:text-properties fo:language="nl" fo:country="NL"/>
    </style:style>
    <style:style style:name="P24" style:parent-style-name="Standard" style:family="paragraph">
      <style:text-properties fo:language="nl" fo:country="NL"/>
    </style:style>
    <style:style style:name="P25" style:parent-style-name="Standard" style:family="paragraph">
      <style:text-properties fo:language="nl" fo:country="NL"/>
    </style:style>
    <style:style style:name="P26" style:parent-style-name="Standard" style:family="paragraph">
      <style:text-properties fo:language="nl" fo:country="NL"/>
    </style:style>
    <style:style style:name="P27" style:parent-style-name="Standard" style:family="paragraph">
      <style:text-properties fo:language="nl" fo:country="NL"/>
    </style:style>
    <style:style style:name="P28" style:parent-style-name="Standard" style:family="paragraph">
      <style:text-properties fo:language="nl" fo:country="NL"/>
    </style:style>
    <style:style style:name="P29" style:parent-style-name="Standard" style:family="paragraph">
      <style:text-properties fo:language="nl" fo:country="NL"/>
    </style:style>
    <style:style style:name="P30" style:parent-style-name="Standard" style:family="paragraph">
      <style:text-properties fo:language="nl" fo:country="NL"/>
    </style:style>
    <style:style style:name="P31" style:parent-style-name="Standard" style:family="paragraph">
      <style:text-properties fo:language="nl" fo:country="NL"/>
    </style:style>
    <style:style style:name="P32" style:parent-style-name="Standard" style:family="paragraph">
      <style:text-properties fo:language="nl" fo:country="NL"/>
    </style:style>
    <style:style style:name="P33" style:parent-style-name="Standard" style:family="paragraph">
      <style:text-properties fo:language="nl" fo:country="NL"/>
    </style:style>
    <style:style style:name="P34" style:parent-style-name="Standard" style:family="paragraph">
      <style:text-properties fo:language="nl" fo:country="NL"/>
    </style:style>
    <style:style style:name="P35" style:parent-style-name="Standard" style:family="paragraph">
      <style:text-properties fo:language="nl" fo:country="NL"/>
    </style:style>
    <style:style style:name="P36" style:parent-style-name="Standard" style:family="paragraph">
      <style:text-properties fo:language="nl" fo:country="NL"/>
    </style:style>
    <style:style style:name="P37" style:parent-style-name="Standard" style:family="paragraph">
      <style:text-properties fo:language="nl" fo:country="NL"/>
    </style:style>
    <style:style style:name="P38" style:parent-style-name="Standard" style:family="paragraph">
      <style:text-properties fo:language="nl" fo:country="NL"/>
    </style:style>
    <style:style style:name="P39" style:parent-style-name="Normal" style:family="paragraph">
      <style:paragraph-properties fo:break-before="page"/>
      <style:text-properties fo:language="nl" fo:country="NL"/>
    </style:style>
    <style:style style:name="P40" style:parent-style-name="Title" style:family="paragraph">
      <style:text-properties fo:language="nl" fo:country="NL"/>
    </style:style>
    <style:style style:name="P41" style:parent-style-name="Normal" style:family="paragraph">
      <style:paragraph-properties fo:text-indent="0.4923in"/>
      <style:text-properties fo:language="nl" fo:country="NL"/>
    </style:style>
    <style:style style:name="P42" style:parent-style-name="Normal" style:family="paragraph">
      <style:paragraph-properties fo:text-indent="0.4923in"/>
      <style:text-properties fo:language="nl" fo:country="NL"/>
    </style:style>
    <style:style style:name="P43" style:parent-style-name="Normal" style:family="paragraph">
      <style:paragraph-properties fo:text-indent="0.4923in"/>
      <style:text-properties fo:language="nl" fo:country="NL"/>
    </style:style>
    <style:style style:name="P44" style:parent-style-name="Normal" style:family="paragraph">
      <style:paragraph-properties fo:text-indent="0.4923in"/>
      <style:text-properties fo:language="nl" fo:country="NL"/>
    </style:style>
    <style:style style:name="P45" style:parent-style-name="Normal" style:family="paragraph">
      <style:paragraph-properties fo:text-indent="0.4923in"/>
      <style:text-properties fo:language="nl" fo:country="NL"/>
    </style:style>
    <style:style style:name="P46" style:parent-style-name="Normal" style:family="paragraph">
      <style:text-properties fo:language="nl" fo:country="NL"/>
    </style:style>
    <style:style style:name="P47" style:parent-style-name="Standard" style:family="paragraph">
      <style:text-properties fo:language="nl" fo:country="NL"/>
    </style:style>
  </office:automatic-styles>
  <office:body>
    <office:text text:use-soft-page-breaks="true">
      <text:p text:style-name="P1">To do list</text:p>
      <text:p text:style-name="P2"/>
      <text:p text:style-name="P3">- Kijken welke elementen we allemaal wel en niet willen meenemen.</text:p>
      <text:p text:style-name="P4">- Lijst van alle 12 pokémon maken<text:s/>met stats, aanvallen etc</text:p>
      <text:p text:style-name="P5"/>
      <text:p text:style-name="P6">- Kijken hoe we alle pagina's vorm willen geven.</text:p>
      <text:p text:style-name="P7"><text:tab/>- 3? pagina's:</text:p>
      <text:p text:style-name="P8"><text:tab/><text:tab/>- Instructiepagina</text:p>
      <text:p text:style-name="P9"><text:tab/><text:tab/>- Pagina met overzicht van alle 12 Pokémons</text:p>
      <text:p text:style-name="P10"><text:tab/><text:tab/>- kiezen: 1 Hoofdpagina waar het op gespeeld wordt.</text:p>
      <text:p text:style-name="P11"><text:tab/><text:tab/><text:s/>of 2 pagina's waar het op gespeeld wordt: 1 voor user 1, 1 voor user 2?</text:p>
      <text:p text:style-name="P12"/>
      <text:p text:style-name="P13"/>
      <text:p text:style-name="P14">- Code verzinnen voor de volgende stappen:</text:p>
      <text:p text:style-name="P15"/>
      <text:p text:style-name="P16">- Voor beide spelers: Gebruikersnaam kunnen invoeren en op ready klikken</text:p>
      <text:p text:style-name="P17">- Het checken of beide spelers ready zijn:</text:p>
      <text:p text:style-name="P18">- Menu maken dat je uit 12 Pokémon kan kiezen</text:p>
      <text:p text:style-name="P19">- Zorgen dat beide spelers dit kunnen zien en 3 kunnen kiezen</text:p>
      <text:p text:style-name="P20">- Weer checken of beide spelers 3 Pokémon hebben gekozen</text:p>
      <text:p text:style-name="P21">- De text in beeld welke Pokémon zijn gekozen (Gebruiker X sends out Y)</text:p>
      <text:p text:style-name="P22">- Dan in het scherm beide pokemon laten zien met actuale info over Naam, HP.</text:p>
      <text:p text:style-name="P23">-<text:s/>Beide spelers een optie geven om te kiezen tussen Attack <text:s/>of Switch</text:p>
      <text:p text:style-name="P24"><text:tab/>- Als ze attack kiezen dan de 4 aanvallen laten zien + hoeveel PP deze nog hebben</text:p>
      <text:p text:style-name="P25"><text:tab/><text:tab/>Als PP 0 is dan kan aanval niet gebruikt worden</text:p>
      <text:p text:style-name="P26"><text:tab/>- Als ze switch kiezen dan laten kiezen uit de overige<text:s/>Pokémon</text:p>
      <text:p text:style-name="P27"><text:tab/><text:tab/>Als er nog maar 1 Pokémon is dan kan je niet switchen</text:p>
      <text:p text:style-name="P28">- Checken of beide spelers een keuze hebben gemaakt.</text:p>
      <text:p text:style-name="P29">- De ronde spelen en baseren op Speed wie eerst aanvalt en wie als tweede.</text:p>
      <text:p text:style-name="P30"><text:tab/>(Als 1 van de Pokémon aanvalt en de ander gaat meteen dood dan<text:s/>kan hij niet meer aanvallen.)</text:p>
      <text:p text:style-name="P31">- De damage uitdelen aan de hand van damage formule + element multiplier</text:p>
      <text:p text:style-name="P32">- HP steeds bijwerken</text:p>
      <text:p text:style-name="P33">- Dit patroon herhalen tot er Pokémons dood gaan</text:p>
      <text:p text:style-name="P34">- Als 1 dood is dan moet er een nieuwe Pokémon gekozen worden uit de 2 overigen.</text:p>
      <text:p text:style-name="P35"><text:tab/>Als er 2 dood zijn wordt automatisch de 3e gekozen.</text:p>
      <text:p text:style-name="P36">- Ook hier de text 'Gebruiker X sends out Y' (net als bij een switch trouwens)</text:p>
      <text:p text:style-name="P37">- Weer doorgaan met rondes tot alle 3 de Pokémons van een gebruiker dood zijn</text:p>
      <text:p text:style-name="P38">- De gebruiker met nog levende Pokémons wint.</text:p>
      <text:p text:style-name="P39"/>
      <text:soft-page-break/>
      <text:p text:style-name="P40">Extra Features</text:p>
      <text:p text:style-name="P41">-account die je aantal wins/verliezen bijhoudt.</text:p>
      <text:p text:style-name="P42">-database pagina</text:p>
      <text:p text:style-name="P43">-instructie pagina</text:p>
      <text:p text:style-name="P44">-unieke pin code toevoegen<text:s/>om custom games te starten</text:p>
      <text:p text:style-name="P45">-<text:s/></text:p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Zwart</dc:creator>
    <meta:creation-date>2019-05-22T20:47:00Z</meta:creation-date>
    <dc:date>2019-05-23T10:34:00Z</dc:date>
    <meta:template xlink:href="Normal" xlink:type="simple"/>
    <meta:editing-cycles>39</meta:editing-cycles>
    <meta:editing-duration>PT2460S</meta:editing-duration>
    <meta:document-statistic meta:page-count="2" meta:paragraph-count="4" meta:word-count="307" meta:character-count="2057" meta:row-count="14" meta:non-whitespace-character-count="1754"/>
  </office:meta>
</office:document-meta>
</file>